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58220" draw:textarea-horizontal-align="justify" draw:textarea-vertical-align="middle" draw:auto-grow-height="false" fo:min-height="1.274cm" fo:min-width="2.167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274cm" fo:min-width="2.167cm"/>
    </style:style>
    <style:style style:name="gr5" style:family="graphic" style:parent-style-name="standard">
      <style:graphic-properties draw:stroke="none" svg:stroke-color="#000000" draw:fill="none" draw:fill-color="#ffffff" fo:min-height="9.148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weight="bold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font-size="10pt" fo:font-weight="bold" style:font-size-asian="10pt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524cm" svg:x="1cm" svg:y="4.302cm">
          <text:p text:style-name="P1"><text:span text:style-name="T1">realsen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667cm" svg:height="1.524cm" svg:x="5.191cm" svg:y="4.302cm">
          <text:p text:style-name="P1"><text:span text:style-name="T1">aruc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667cm" svg:y1="5.064cm" svg:x2="5.191cm" svg:y2="5.064cm" draw:start-shape="id1" draw:start-glue-point="1" draw:end-shape="id2" svg:d="M3667 5064h1524" svg:viewBox="0 0 1525 1">
          <text:p text:style-name="P1"><text:span text:style-name="T1">img</text:span></text:p>
          <text:p text:style-name="P1"><text:span text:style-name="T1"/></text:p>
          <text:p text:style-name="P1"><text:span text:style-name="T1"/></text:p>
        </draw:connector>
        <draw:custom-shape draw:style-name="gr2" draw:text-style-name="P5" xml:id="id3" draw:id="id3" draw:layer="layout" svg:width="2.667cm" svg:height="1.524cm" svg:x="9.509cm" svg:y="4.302cm">
          <text:p text:style-name="P1"><text:span text:style-name="T1">cro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58cm" svg:y1="5.064cm" svg:x2="9.509cm" svg:y2="5.064cm" draw:start-shape="id2" draw:start-glue-point="1" draw:end-shape="id3" draw:end-glue-point="3" svg:d="M7858 5064h1651" svg:viewBox="0 0 1652 1">
          <text:p text:style-name="P1"><text:span text:style-name="T1">img</text:span></text:p>
          <text:p text:style-name="P1"><text:span text:style-name="T1"/></text:p>
          <text:p text:style-name="P1"><text:span text:style-name="T1"/></text:p>
        </draw:connector>
        <draw:custom-shape draw:style-name="gr2" draw:text-style-name="P3" xml:id="id4" draw:id="id4" draw:layer="layout" svg:width="2.667cm" svg:height="1.524cm" svg:x="7.35cm" svg:y="6.842cm">
          <text:p text:style-name="P1"><text:span text:style-name="T1">vect2poin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24cm" svg:y1="5.826cm" svg:x2="7.35cm" svg:y2="7.604cm" draw:start-shape="id2" draw:start-glue-point="2" draw:end-shape="id4" draw:end-glue-point="3" svg:d="M6524 5826v1778h826" svg:viewBox="0 0 827 1779">
          <text:p text:style-name="P1"><text:span text:style-name="T1">vect</text:span></text:p>
        </draw:connector>
        <draw:connector draw:style-name="gr3" draw:text-style-name="P4" draw:layer="layout" svg:x1="10.017cm" svg:y1="7.604cm" svg:x2="10.842cm" svg:y2="5.826cm" draw:start-shape="id4" draw:start-glue-point="1" draw:end-shape="id3" svg:d="M10017 7604h825v-1778" svg:viewBox="0 0 826 1779">
          <text:p text:style-name="P1"><text:span text:style-name="T1">point</text:span></text:p>
        </draw:connector>
        <draw:custom-shape draw:style-name="gr2" draw:text-style-name="P5" xml:id="id5" draw:id="id5" draw:layer="layout" svg:width="2.667cm" svg:height="1.524cm" svg:x="13.827cm" svg:y="4.302cm">
          <text:p text:style-name="P1"><text:span text:style-name="T1">audio3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176cm" svg:y1="5.064cm" svg:x2="13.827cm" svg:y2="5.064cm" draw:start-shape="id3" draw:start-glue-point="1" draw:end-shape="id5" draw:end-glue-point="3" svg:d="M12176 5064h1651" svg:viewBox="0 0 1652 1">
          <text:p text:style-name="P1"><text:span text:style-name="T1">bool</text:span></text:p>
          <text:p text:style-name="P1"><text:span text:style-name="T1"/></text:p>
          <text:p text:style-name="P1"><text:span text:style-name="T1"/></text:p>
        </draw:connector>
        <draw:connector draw:style-name="gr3" draw:text-style-name="P4" draw:layer="layout" svg:x1="10.017cm" svg:y1="7.604cm" svg:x2="15.16cm" svg:y2="5.826cm" draw:start-shape="id4" draw:start-glue-point="1" draw:end-shape="id5" draw:end-glue-point="2" svg:d="M10017 7604h5143v-1778" svg:viewBox="0 0 5144 1779">
          <text:p text:style-name="P1"><text:span text:style-name="T1"/></text:p>
          <text:p text:style-name="P1"><text:span text:style-name="T1"/></text:p>
          <text:p text:style-name="P1"><text:span text:style-name="T1">point</text:span></text:p>
        </draw:connector>
        <draw:custom-shape draw:style-name="gr4" draw:text-style-name="P6" xml:id="id6" draw:id="id6" draw:layer="layout" svg:width="2.667cm" svg:height="1.524cm" svg:x="18.272cm" svg:y="4.302cm">
          <text:p text:style-name="P1"><text:span text:style-name="T1">headphon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494cm" svg:y1="5.064cm" svg:x2="18.272cm" svg:y2="5.064cm" draw:start-shape="id5" draw:start-glue-point="1" draw:end-shape="id6" draw:end-glue-point="3" svg:d="M16494 5064h1778" svg:viewBox="0 0 1779 1">
          <text:p text:style-name="P1"><text:span text:style-name="T1">sound</text:span></text:p>
          <text:p text:style-name="P1"><text:span text:style-name="T1"/></text:p>
          <text:p text:style-name="P1"><text:span text:style-name="T1"/></text:p>
        </draw:connector>
        <draw:custom-shape draw:style-name="gr2" draw:text-style-name="P5" xml:id="id7" draw:id="id7" draw:layer="layout" svg:width="2.667cm" svg:height="1.524cm" svg:x="13.827cm" svg:y="1.635cm">
          <text:p text:style-name="P1"><text:span text:style-name="T1">v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842cm" svg:y1="4.302cm" svg:x2="13.827cm" svg:y2="2.397cm" draw:start-shape="id3" draw:start-glue-point="0" draw:end-shape="id7" draw:end-glue-point="3" svg:d="M10842 4302v-1905h2985" svg:viewBox="0 0 2986 1906">
          <text:p text:style-name="P1"><text:span text:style-name="T1">img</text:span></text:p>
          <text:p text:style-name="P1"><text:span text:style-name="T1"/></text:p>
          <text:p text:style-name="P1"><text:span text:style-name="T1"/></text:p>
        </draw:connector>
        <draw:custom-shape draw:style-name="gr4" draw:text-style-name="P6" xml:id="id8" draw:id="id8" draw:layer="layout" svg:width="2.667cm" svg:height="1.524cm" svg:x="18.272cm" svg:y="1.635cm">
          <text:p text:style-name="P1"><text:span text:style-name="T1">Oculus G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494cm" svg:y1="2.397cm" svg:x2="18.272cm" svg:y2="2.397cm" draw:start-shape="id7" draw:start-glue-point="1" draw:end-shape="id8" draw:end-glue-point="3" svg:d="M16494 2397h1778" svg:viewBox="0 0 1779 1">
          <text:p text:style-name="P1"><text:span text:style-name="T1">grid</text:span></text:p>
          <text:p text:style-name="P1"><text:span text:style-name="T1"/></text:p>
          <text:p text:style-name="P1"><text:span text:style-name="T1"/></text:p>
        </draw:connector>
        <draw:frame draw:style-name="gr5" draw:text-style-name="P7" draw:layer="layout" svg:width="16.891cm" svg:height="9.398cm" svg:x="1.889cm" svg:y="9.89cm">
          <draw:text-box>
            <text:list text:style-name="L1">
              <text:list-item>
                <text:p>realsense: outputs camera image</text:p>
              </text:list-item>
              <text:list-item>
                <text:p>aruco: outputs mask image of AR tag, outputs position of AR tag as vectory</text:p>
              </text:list-item>
              <text:list-item>
                <text:p>vect2point: converts vector message to point message</text:p>
              </text:list-item>
              <text:list-item>
                <text:p>crop: crops image. <text:s/>Outputs true if AR tag is outside region of interest</text:p>
              </text:list-item>
              <text:list-item>
                <text:p>vr: downsamples image, sends image to VR headset</text:p>
              </text:list-item>
              <text:list-item>
                <text:p>audio3D: plays sound at 3D location according to point message if bool input is true</text:p>
                <text:p><text:s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8:12:18.765059695</meta:creation-date>
    <dc:date>2021-02-22T18:32:27.728310100</dc:date>
    <meta:editing-duration>PT9M13S</meta:editing-duration>
    <meta:editing-cycles>2</meta:editing-cycles>
    <meta:generator>LibreOffice/6.0.7.3$Linux_AARCH64 LibreOffice_project/00m0$Build-3</meta:generator>
    <meta:document-statistic meta:object-count="18"/>
  </office:meta>
</office:document-meta>
</file>